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LAN PREZENTACJI NA WEWNĘTRZNY USTNY EGZAMIN MATURALNY</text:p>
      <text:p text:style-name="Standard">Z JĘZYKA POLSKIEGO W ROKU SZKOLNYM 2006/2007 </text:p>
      <text:p text:style-name="Standard"/>
      <text:p text:style-name="Standard">Magdalena Barańska, klasa 3d</text:p>
      <text:p text:style-name="Standard">Temat: Różne oblicza władców. Porównaj wybrane portrety w oparciu o teksty dramatyczne.</text:p>
      <text:p text:style-name="Standard">Literatura podmiotu:</text:p>
      <text:p text:style-name="Standard">Kochanowski Jan, Odprawa posłów greckich, Zakład Narodowy im. Ossolińskich, Wrocław 1985.</text:p>
      <text:p text:style-name="Standard">Machiavelli Niccolo, Książę (fragmenty), [w:] Mrowcewicz Krzysztof, Przeszłość to dziś, Wydawnictwo STENTOR, Warszawa 2004, s. 54-56.</text:p>
      <text:p text:style-name="Standard">Shakespeare William, Makbet, Wydawnictwo Łódzkie, Biblioteka Lektur Szkolnych, Łódź 1976.</text:p>
      <text:p text:style-name="Standard">Sofokles, Antygona, Krajowa Agencja Wydawnicza Rzeszów, Rzeszów 1990.</text:p>
      <text:p text:style-name="Standard">Literatura przedmiotu:</text:p>
      <text:p text:style-name="Standard">Komorowski Jarosław, Makbet Williama Shakespeare'a, WSiP, Biblioteka Analiz Literackich, Warszawa 1989, s. 52-57.</text:p>
      <text:p text:style-name="Standard">Kotarski Edward, Odprawa posłów greckich Jana Kochanowskiego, Państwowe Zakłady Wydawnictw Szkolnych, Biblioteka Analiz Literackich, Warszawa 1969, s.40-48.</text:p>
      <text:p text:style-name="Standard">Ryś Anna, Antygona Sofoklesa, Wydawnictwo Marek Rożak, Gdańsk 1994, s. 29- 42.</text:p>
      <text:p text:style-name="Standard">Ramowy plan wypowiedzi:</text:p>
      <text:p text:style-name="Standard">Wstęp</text:p>
      <text:p text:style-name="Standard">Rozważania dotyczące* osób sprawujących władzę oraz* sposobów rządzenia.</text:p>
      <text:p text:style-name="Standard">"Ksiażę" Niccolo Machiavellego jako punkt odniesienia do analizy postępowania przedstawionych bohaterów – władców.</text:p>
      <text:p text:style-name="Standard">Kolejność prezentowanych argumentów (treści)</text:p>
      <text:p text:style-name="Standard">Krytyka władcy niesprawiedliwego, nieudolnego i ulegającego wpływom osób (król Priam) oraz krytyka egoistycznego, kierującego się prywatą, a nie troską o losy ojczyzny księcia (Aleksander) w "Odprawie posłów greckich".</text:p>
      <text:p text:style-name="Standard">Ideał władcy przedstawiony w Pieśni "Wy, którzy pospolitą rzeczą władacie" (podkreślenie moralnego wymiaru sprawowanej władzy) a wzór władcy w "Księciu" N. Machiavellego (podkreślenie skuteczności sprawowanych rządów). Podobieństwo postaw władców wobec racji stanu (ojczyzna uznawana za wartość najwyższą).</text:p>
      <text:p text:style-name="Standard">Zróżnicowanie* oceny postępowania Kreona jako:</text:p>
      <text:p text:style-name="Standard">władcy – tyrana i despoty surowo egzekwującego wydane prawa i rozkazy,</text:p>
      <text:p text:style-name="Standard">władcy konsekwentnego, bezkompromisowego, pozbawionego prywaty, kierującego się interesami i obowiązkami państwa.</text:p>
      <text:p text:style-name="Standard">Sylwetka bezwzględnego Makbeta – władcy zbrodniarza zaślepionego namiętnością władzy, ale bezustannego borykającego się z wyrzutami sumienia:</text:p>
      <text:p text:style-name="Standard">tragizm postaci Makbeta – władca ukazany jako marionetka ludzkich namiętności, motyw życia – teatru.</text:p>
      <text:p text:style-name="Standard">Wnioski na temat podobieństw i różnic pomiędzy władcami (władca morderca, władca nieudolny, władca wynoszący dobro publiczne ponad dobro rodzinne) oraz wnioski dotyczące konsekwencji sprawowanych rządów przez przedstawionych władców.</text:p>
      <text:p text:style-name="Standard">Materiały pomocnicze</text:p>
      <text:p text:style-name="Standard">kartka z cytatami,</text:p>
      <text:p text:style-name="Standard">prezentacja multimedialna.</text:p>
      <text:p text:style-name="Standard"/>
      <text:p text:style-name="Standard">Podpis zdającego</text:p>
      <text:p text:style-name="Standard">.........................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Tahoma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Tahoma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6T10:29:45.327825402</meta:creation-date>
    <dc:date>2017-10-16T10:30:51.550164478</dc:date>
    <meta:editing-duration>PT1M7S</meta:editing-duration>
    <meta:editing-cycles>1</meta:editing-cycles>
    <meta:document-statistic meta:table-count="0" meta:image-count="0" meta:object-count="0" meta:page-count="1" meta:paragraph-count="31" meta:word-count="305" meta:character-count="2576" meta:non-whitespace-character-count="2296"/>
    <meta:generator>LibreOffice/5.4.1.2.0$Linux_X86_64 LibreOffice_project/40m0$Build-2</meta:generator>
  </office:meta>
</office:document-meta>
</file>